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P4" style:parent-style-name="Normal" style:family="paragraph">
      <style:paragraph-properties fo:margin-bottom="0in" style:line-height-at-least="0.1979in" fo:background-color="#1E1E1E"/>
    </style:style>
    <style:style style:name="T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" style:parent-style-name="Normal" style:family="paragraph">
      <style:paragraph-properties fo:margin-bottom="0in" style:line-height-at-least="0.1979in" fo:background-color="#1E1E1E"/>
    </style:style>
    <style:style style:name="T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0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<text:span text:style-name="T2">#include</text:span><text:span text:style-name="T3">&lt;stdio.h&gt;</text:span></text:p>
      <text:p text:style-name="P4"><text:span text:style-name="T5">int</text:span><text:span text:style-name="T6"><text:s/></text:span><text:span text:style-name="T7">main</text:span><text:span text:style-name="T8">(</text:span><text:span text:style-name="T9">void</text:span><text:span text:style-name="T10">) {</text:span></text:p>
      <text:p text:style-name="P11"><text:span text:style-name="T12">   <text:s/></text:span><text:span text:style-name="T13">printf</text:span><text:span text:style-name="T14">(</text:span><text:span text:style-name="T15">"From the day that I first knew you,</text:span><text:span text:style-name="T16">\n</text:span><text:span text:style-name="T17">Your heart was pure and kind;</text:span><text:span text:style-name="T18">\n</text:span><text:span text:style-name="T19">Your smile was sweet and innocent,</text:span><text:span text:style-name="T20">\n</text:span><text:span text:style-name="T21">Your wit was well refined."</text:span><text:span text:style-name="T22">);</text:span></text:p>
      <text:p text:style-name="P23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i Santosh</meta:initial-creator>
    <dc:creator>Sai Santosh</dc:creator>
    <meta:creation-date>2022-08-14T08:14:00Z</meta:creation-date>
    <dc:date>2022-08-14T08:14:00Z</dc:date>
    <meta:template xlink:href="Normal" xlink:type="simple"/>
    <meta:editing-cycles>1</meta:editing-cycles>
    <meta:editing-duration>PT0S</meta:editing-duration>
    <meta:document-statistic meta:page-count="1" meta:paragraph-count="1" meta:word-count="27" meta:character-count="183" meta:row-count="1" meta:non-whitespace-character-count="157"/>
  </office:meta>
</office:document-meta>
</file>